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835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1783in" fo:break-before="auto" style:use-optimal-row-height="tru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 table:style-name="ce35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 table:style-name="ce35" table:number-columns-repeated="2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 table:style-name="ce35" table:number-columns-repeated="2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 table:style-name="ce35"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 table:style-name="ce35"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 table:style-name="ce35"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 table:number-columns-repeated="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 table:number-columns-repeated="4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3"/>
        <table:table-column table:style-name="co9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6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/>
          <table:table-cell/>
          <table:table-cell table:style-name="ce97"/>
          <table:table-cell table:number-columns-repeated="251"/>
        </table:table-row>
        <table:table-row table:style-name="ro9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10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8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1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9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4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6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6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7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8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8"/>
          <table:table-cell table:style-name="ce94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13">
          <table:table-cell table:style-name="ce50"/>
          <table:table-cell table:style-name="ce65"/>
          <table:table-cell table:style-name="ce94"/>
          <table:table-cell table:number-columns-repeated="252"/>
        </table:table-row>
        <table:table-row table:style-name="ro13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5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8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7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71"/>
          <table:table-cell table:style-name="ce95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72"/>
          <table:table-cell table:style-name="ce96"/>
          <table:table-cell table:style-name="ce92"/>
          <table:table-cell table:number-columns-repeated="251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3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1"/>
          <table:table-cell table:style-name="ce74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1"/>
          <table:table-cell table:style-name="ce7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6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6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7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7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8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8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8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1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4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3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2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3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4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5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5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5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6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7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3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3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3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3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13">
          <table:table-cell table:number-columns-repeated="255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1"/>
        <table:table-column table:style-name="co12" table:default-cell-style-name="ce101"/>
        <table:table-column table:style-name="co10" table:default-cell-style-name="ce101"/>
        <table:table-column table:style-name="co13" table:default-cell-style-name="ce115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10" table:default-cell-style-name="ce101"/>
        <table:table-row table:style-name="ro15">
          <table:table-cell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5">
          <table:table-cell/>
          <table:table-cell table:style-name="ce106" table:number-columns-repeated="4"/>
          <table:table-cell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6">
          <table:table-cell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/>
          <table:table-cell table:style-name="ce123" office:value-type="string">
            <text:p><text:s/></text:p>
          </table:table-cell>
          <table:table-cell table:style-name="ce127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number-columns-repeated="239"/>
        </table:table-row>
        <table:table-row table:style-name="ro17">
          <table:table-cell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/>
          <table:table-cell table:style-name="ce123"/>
          <table:table-cell table:style-name="ce127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number-columns-repeated="239"/>
        </table:table-row>
        <table:table-row table:style-name="ro18">
          <table:table-cell table:number-columns-repeated="6"/>
          <table:table-cell table:style-name="ce123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20">
          <table:table-cell table:style-name="ce103" office:value-type="float" office:value="1">
            <text:p>1.00</text:p>
          </table:table-cell>
          <table:table-cell table:style-name="ce47" office:value-type="string">
            <text:p>SNF_PRL_01</text:p>
          </table:table-cell>
          <table:table-cell table:style-name="ce111" office:value-type="float" office:value="1">
            <text:p>1.00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table:style-name="ce55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55" office:value-type="string">
            <text:p>- Sign In /Sign Out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7" office:value-type="string">
            <text:p>SNF_PRL_02</text:p>
          </table:table-cell>
          <table:table-cell table:style-name="ce11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table:style-name="ce55" office:value-type="string">
            <text:p>- Click Register</text:p>
            <text:p>- Input all data require fields with valid value</text:p>
            <text:p>- Click Save</text:p>
          </table:table-cell>
          <table:table-cell table:style-name="ce55" office:value-type="string">
            <text:p>- New account is created successfully with valid input values</text:p>
            <text:p>- Sign In /Sign Out with new user successfully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47" office:value-type="string">
            <text:p>SNF_PRL_03</text:p>
          </table:table-cell>
          <table:table-cell table:style-name="ce11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table:style-name="ce55" office:value-type="string">
            <text:p>- Change Language</text:p>
            <text:p>- Check result of change</text:p>
          </table:table-cell>
          <table:table-cell table:style-name="ce55" office:value-type="string">
            <text:p>Portal in public mode is displayed in new selected language</text:p>
          </table:table-cell>
          <table:table-cell table:style-name="ce91" office:value-type="string">
            <text:p>Medium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47" office:value-type="string">
            <text:p>SNF_PRL_04</text:p>
          </table:table-cell>
          <table:table-cell table:style-name="ce11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table:style-name="ce55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style-name="ce91" office:value-type="string">
            <text:p>Medium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47" office:value-type="string">
            <text:p>SNF_PRL_05</text:p>
          </table:table-cell>
          <table:table-cell table:style-name="ce11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table:style-name="ce55"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47" office:value-type="string">
            <text:p>SNF_PRL_06</text:p>
          </table:table-cell>
          <table:table-cell table:style-name="ce112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table:style-name="ce55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55" office:value-type="string">
            <text:p>- New account is created successfully with valid input values</text:p>
            <text:p>- Sign In /Sign Out with new user successfully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47" office:value-type="string">
            <text:p>SNF_PRL_07</text:p>
          </table:table-cell>
          <table:table-cell table:style-name="ce112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table:style-name="ce55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55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47" office:value-type="string">
            <text:p>SNF_PRL_08</text:p>
          </table:table-cell>
          <table:table-cell table:style-name="ce112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table:style-name="ce55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55" office:value-type="string">
            <text:p>The results are displayed matching with the search keyword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47" office:value-type="string">
            <text:p>SNF_PRL_09</text:p>
          </table:table-cell>
          <table:table-cell table:style-name="ce112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table:style-name="ce55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55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47" office:value-type="string">
            <text:p>SNF_PRL_10</text:p>
          </table:table-cell>
          <table:table-cell table:style-name="ce112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table:style-name="ce55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55" office:value-type="string">
            <text:p>- Add user into group successfully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47" office:value-type="string">
            <text:p>SNF_PRL_11</text:p>
          </table:table-cell>
          <table:table-cell table:style-name="ce112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table:style-name="ce55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55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47" office:value-type="string">
            <text:p>SNF_PRL_12</text:p>
          </table:table-cell>
          <table:table-cell table:style-name="ce112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table:style-name="ce55"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91" office:value-type="string">
            <text:p>Medium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47" office:value-type="string">
            <text:p>SNF_PRL_13</text:p>
          </table:table-cell>
          <table:table-cell table:style-name="ce112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table:style-name="ce55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55" office:value-type="string">
            <text:p>Show or hide Import Application on Application registry portlet successfully 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47" office:value-type="string">
            <text:p>SNF_PRL_14</text:p>
          </table:table-cell>
          <table:table-cell table:style-name="ce112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table:style-name="ce55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55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47" office:value-type="string">
            <text:p>SNF_PRL_15</text:p>
          </table:table-cell>
          <table:table-cell table:style-name="ce112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table:style-name="ce55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55" office:value-type="string">
            <text:p>Applications can be added into existing categor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47" office:value-type="string">
            <text:p>SNF_PRL_16</text:p>
          </table:table-cell>
          <table:table-cell table:style-name="ce112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table:style-name="ce55" office:value-type="string">
            <text:p>- Go to Administration/Application registry/Portlet</text:p>
          </table:table-cell>
          <table:table-cell table:style-name="ce55" office:value-type="string">
            <text:p>Show content details of each application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47" office:value-type="string">
            <text:p>SNF_PRL_17</text:p>
          </table:table-cell>
          <table:table-cell table:style-name="ce112"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table:style-name="ce55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55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47" office:value-type="string">
            <text:p>SNF_PRL_18</text:p>
          </table:table-cell>
          <table:table-cell table:style-name="ce112"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table:style-name="ce55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55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47" office:value-type="string">
            <text:p>SNF_PRL_19</text:p>
          </table:table-cell>
          <table:table-cell table:style-name="ce112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table:style-name="ce55" office:value-type="string">
            <text:p>- Choose Site map on Breadcumbs</text:p>
            <text:p>- Click on link to move to another page</text:p>
          </table:table-cell>
          <table:table-cell table:style-name="ce55" office:value-type="string">
            <text:p>Show the selected pag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47" office:value-type="string">
            <text:p>SNF_PRL_20</text:p>
          </table:table-cell>
          <table:table-cell table:style-name="ce112"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table:style-name="ce55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55"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47" office:value-type="string">
            <text:p>SNF_PRL_21</text:p>
          </table:table-cell>
          <table:table-cell table:style-name="ce112"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table:style-name="ce55"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table:style-name="ce55" office:value-type="string">
            <text:p>New portal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47" office:value-type="string">
            <text:p>SNF_PRL_22</text:p>
          </table:table-cell>
          <table:table-cell table:style-name="ce112"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table:style-name="ce55" office:value-type="string">
            <text:p>- Click Site to view portal list</text:p>
            <text:p>- Select a portal form list </text:p>
            <text:p>- Click Delete icon</text:p>
          </table:table-cell>
          <table:table-cell table:style-name="ce55" office:value-type="string">
            <text:p>Deleted portal disappears from existing portals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47" office:value-type="string">
            <text:p>SNF_PRL_23</text:p>
          </table:table-cell>
          <table:table-cell table:style-name="ce112"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table:style-name="ce55" office:value-type="string">
            <text:p>- Create new some portals</text:p>
            <text:p>- Switch between some portals </text:p>
          </table:table-cell>
          <table:table-cell table:style-name="ce55" office:value-type="string">
            <text:p>The switched portal is changed successfully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47" office:value-type="string">
            <text:p>SNF_PRL_24</text:p>
          </table:table-cell>
          <table:table-cell table:style-name="ce112"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table:style-name="ce55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55" office:value-type="string">
            <text:p>Portlet Setting, Properties, Permission setting tab are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47" office:value-type="string">
            <text:p>SNF_PRL_25</text:p>
          </table:table-cell>
          <table:table-cell table:style-name="ce112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7">
          <table:table-cell table:style-name="ce104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47" office:value-type="string">
            <text:p>SNF_PRL_26</text:p>
          </table:table-cell>
          <table:table-cell table:style-name="ce112"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47" office:value-type="string">
            <text:p>SNF_PRL_27</text:p>
          </table:table-cell>
          <table:table-cell table:style-name="ce112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47" office:value-type="string">
            <text:p>SNF_PRL_28</text:p>
          </table:table-cell>
          <table:table-cell table:style-name="ce112"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table:style-name="ce55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55" office:value-type="string">
            <text:p>Portlet Setting, Properties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47" office:value-type="string">
            <text:p>SNF_PRL_29</text:p>
          </table:table-cell>
          <table:table-cell table:style-name="ce112"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table:style-name="ce55" office:value-type="string">
            <text:p>- Go to Site editor /Add new page</text:p>
            <text:p>- Input value for 3 main steps</text:p>
            <text:p>- Save</text:p>
          </table:table-cell>
          <table:table-cell table:style-name="ce55" office:value-type="string">
            <text:p>- New page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47" office:value-type="string">
            <text:p>SNF_PRL_30</text:p>
          </table:table-cell>
          <table:table-cell table:style-name="ce112"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table:style-name="ce55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55" office:value-type="string">
            <text:p>- Edit page is updated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47" office:value-type="string">
            <text:p>SNF_PRL_31</text:p>
          </table:table-cell>
          <table:table-cell table:style-name="ce112"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55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47" office:value-type="string">
            <text:p>SNF_PRL_32</text:p>
          </table:table-cell>
          <table:table-cell table:style-name="ce112"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55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47" office:value-type="string">
            <text:p>SNF_PRL_33</text:p>
          </table:table-cell>
          <table:table-cell table:style-name="ce112"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55" office:value-type="string">
            <text:p>Page Setting, Permission setting tab are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7">
          <table:table-cell table:style-name="ce104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47" office:value-type="string">
            <text:p>SNF_PRL_34</text:p>
          </table:table-cell>
          <table:table-cell table:style-name="ce112"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8">
          <table:table-cell table:style-name="ce104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47" office:value-type="string">
            <text:p>SNF_PRL_35</text:p>
          </table:table-cell>
          <table:table-cell table:style-name="ce112"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47" office:value-type="string">
            <text:p>SNF_PRL_36</text:p>
          </table:table-cell>
          <table:table-cell table:style-name="ce112"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47" office:value-type="string">
            <text:p>SNF_PRL_37</text:p>
          </table:table-cell>
          <table:table-cell table:style-name="ce112"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table:style-name="ce55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55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47" office:value-type="string">
            <text:p>SNF_PRL_38</text:p>
          </table:table-cell>
          <table:table-cell table:style-name="ce112"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55" office:value-type="string">
            <text:p>- Priority is changed successfully 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47" office:value-type="string">
            <text:p>SNF_PRL_39</text:p>
          </table:table-cell>
          <table:table-cell table:style-name="ce112"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table:style-name="ce55" office:value-type="string">
            <text:p>- Select a page <text:s/>/Add new page</text:p>
            <text:p>- Input value for 3 main steps</text:p>
            <text:p>- Save</text:p>
          </table:table-cell>
          <table:table-cell table:style-name="ce55" office:value-type="string">
            <text:p>- New page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47" office:value-type="string">
            <text:p>SNF_PRL_40</text:p>
          </table:table-cell>
          <table:table-cell table:style-name="ce112"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table:style-name="ce55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55" office:value-type="string">
            <text:p>- Edit page is updated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47" office:value-type="string">
            <text:p>SNF_PRL_41</text:p>
          </table:table-cell>
          <table:table-cell table:style-name="ce112"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table:style-name="ce55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55" office:value-type="string">
            <text:p>Portlet Setting, Properties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47" office:value-type="string">
            <text:p>SNF_PRL_42</text:p>
          </table:table-cell>
          <table:table-cell table:style-name="ce112"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47" office:value-type="string">
            <text:p>SNF_PRL_43</text:p>
          </table:table-cell>
          <table:table-cell table:style-name="ce112"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47" office:value-type="string">
            <text:p>SNF_PRL_44</text:p>
          </table:table-cell>
          <table:table-cell table:style-name="ce112"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47" office:value-type="string">
            <text:p>SNF_PRL_45</text:p>
          </table:table-cell>
          <table:table-cell table:style-name="ce112"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55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47" office:value-type="string">
            <text:p>SNF_PRL_46</text:p>
          </table:table-cell>
          <table:table-cell table:style-name="ce112"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55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47" office:value-type="string">
            <text:p>SNF_PRL_47</text:p>
          </table:table-cell>
          <table:table-cell table:style-name="ce112"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55" office:value-type="string">
            <text:p>Page Setting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9">
          <table:table-cell table:style-name="ce104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47" office:value-type="string">
            <text:p>SNF_PRL_48</text:p>
          </table:table-cell>
          <table:table-cell table:style-name="ce112"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8">
          <table:table-cell table:style-name="ce104"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47" office:value-type="string">
            <text:p>SNF_PRL_49</text:p>
          </table:table-cell>
          <table:table-cell table:style-name="ce112"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30">
          <table:table-cell table:style-name="ce104"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47" office:value-type="string">
            <text:p>SNF_PRL_50</text:p>
          </table:table-cell>
          <table:table-cell table:style-name="ce112"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8">
          <table:table-cell table:style-name="ce104"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47" office:value-type="string">
            <text:p>SNF_PRL_51</text:p>
          </table:table-cell>
          <table:table-cell table:style-name="ce112"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table:style-name="ce55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55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47" office:value-type="string">
            <text:p>SNF_PRL_52</text:p>
          </table:table-cell>
          <table:table-cell table:style-name="ce112"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table:style-name="ce55" office:value-type="string">
            <text:p>- Add a tab</text:p>
            <text:p>- Edit a tab</text:p>
            <text:p>- Delete a tab</text:p>
          </table:table-cell>
          <table:table-cell table:style-name="ce55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47" office:value-type="string">
            <text:p>SNF_PRL_53</text:p>
          </table:table-cell>
          <table:table-cell table:style-name="ce112"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table:style-name="ce55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55" office:value-type="string">
            <text:p>- The gadget is dragged and dropped to new place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47" office:value-type="string">
            <text:p>SNF_PRL_54</text:p>
          </table:table-cell>
          <table:table-cell table:style-name="ce112"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table:style-name="ce55" office:value-type="string">
            <text:p>- Select Dashboard <text:s/>/Add new page</text:p>
            <text:p>- Input value for 3 main steps</text:p>
            <text:p>- Save</text:p>
          </table:table-cell>
          <table:table-cell table:style-name="ce55" office:value-type="string">
            <text:p>- New page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47" office:value-type="string">
            <text:p>SNF_PRL_55</text:p>
          </table:table-cell>
          <table:table-cell table:style-name="ce112"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table:style-name="ce55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55" office:value-type="string">
            <text:p>- Edit page is updated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47" office:value-type="string">
            <text:p>SNF_PRL_56</text:p>
          </table:table-cell>
          <table:table-cell table:style-name="ce112"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table:style-name="ce55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55" office:value-type="string">
            <text:p>Portlet Setting, Properties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47" office:value-type="string">
            <text:p>SNF_PRL_57</text:p>
          </table:table-cell>
          <table:table-cell table:style-name="ce112"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47" office:value-type="string">
            <text:p>SNF_PRL_58</text:p>
          </table:table-cell>
          <table:table-cell table:style-name="ce112"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47" office:value-type="string">
            <text:p>SNF_PRL_59</text:p>
          </table:table-cell>
          <table:table-cell table:style-name="ce112"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47" office:value-type="string">
            <text:p>SNF_PRL_60</text:p>
          </table:table-cell>
          <table:table-cell table:style-name="ce112"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</text:span><text:span text:style-name="T4">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47" office:value-type="string">
            <text:p>SNF_PRL_61</text:p>
          </table:table-cell>
          <table:table-cell table:style-name="ce112"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55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47" office:value-type="string">
            <text:p>SNF_PRL_62</text:p>
          </table:table-cell>
          <table:table-cell table:style-name="ce112"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55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47" office:value-type="string">
            <text:p>SNF_PRL_63</text:p>
          </table:table-cell>
          <table:table-cell table:style-name="ce112"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55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47" office:value-type="string">
            <text:p>SNF_PRL_64</text:p>
          </table:table-cell>
          <table:table-cell table:style-name="ce112"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table:style-name="ce55" office:value-type="string">
            <text:p>- Go to Start toolbar portlet </text:p>
            <text:p>- Choose change language</text:p>
          </table:table-cell>
          <table:table-cell table:style-name="ce55" office:value-type="string">
            <text:p>Portal in private mode is displayed in new selected languag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19">
          <table:table-cell table:style-name="ce104"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47" office:value-type="string">
            <text:p>SNF_PRL_65</text:p>
          </table:table-cell>
          <table:table-cell table:style-name="ce112"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table:style-name="ce55" office:value-type="string">
            <text:p>- Go to Start toolbar portlet </text:p>
            <text:p>- Choose change <text:s/>skin</text:p>
          </table:table-cell>
          <table:table-cell table:style-name="ce55" office:value-type="string">
            <text:p>Portal in private mode is displayed in new selected skin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47" office:value-type="string">
            <text:p>SNF_PRL_66</text:p>
          </table:table-cell>
          <table:table-cell table:style-name="ce112"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table:style-name="ce55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55" office:value-type="string">
            <text:p>The User profile is updated with the change valu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47" office:value-type="string">
            <text:p>SNF_PRL_67</text:p>
          </table:table-cell>
          <table:table-cell table:style-name="ce112"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table:style-name="ce55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55" office:value-type="string">
            <text:p>The new password is updated with the change valu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style-name="Default" table:number-columns-repeated="256"/>
        </table:table-row>
        <table:table-row table:style-name="ro13">
          <table:table-cell table:number-columns-repeated="5"/>
          <table:table-cell table:style-name="ce124" table:number-columns-repeated="3"/>
          <table:table-cell table:number-columns-repeated="248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  <table:table-column table:style-name="co10" table:default-cell-style-name="ce101"/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8">
          <table:table-cell table:style-name="ce138" office:value-type="string" table:number-columns-spanned="5" table:number-rows-spanned="2">
            <text:p>Portal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PRL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PRL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PRL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PRL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9">
          <table:table-cell office:value-type="string">
            <text:p>SNF_PRL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PRL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3">
          <table:table-cell table:style-name="Default" table:number-columns-repeated="6"/>
          <table:table-cell table:number-columns-repeated="243"/>
        </table:table-row>
        <table:table-row table:style-name="ro13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0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8-11T10:48:50</dc:date>
    <meta:editing-cycles>752</meta:editing-cycles>
    <meta:editing-duration>P11DT6H15M32S</meta:editing-duration>
    <meta:user-defined meta:name="Info 1"/>
    <meta:user-defined meta:name="Info 2"/>
    <meta:user-defined meta:name="Info 3"/>
    <meta:user-defined meta:name="Info 4"/>
    <meta:document-statistic meta:table-count="4" meta:cell-count="1286" meta:object-count="5"/>
  </office:meta>
</office:document-meta>
</file>